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47cm"/>
    </style:style>
    <style:style style:name="co3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0.294cm"/>
    </style:style>
    <style:style style:name="co6" style:family="table-column">
      <style:table-column-properties fo:break-before="auto" style:column-width="2.302cm"/>
    </style:style>
    <style:style style:name="co7" style:family="table-column">
      <style:table-column-properties fo:break-before="auto" style:column-width="2.247cm"/>
    </style:style>
    <style:style style:name="co8" style:family="table-column">
      <style:table-column-properties fo:break-before="auto" style:column-width="2.552cm"/>
    </style:style>
    <style:style style:name="co9" style:family="table-column">
      <style:table-column-properties fo:break-before="auto" style:column-width="2.219cm"/>
    </style:style>
    <style:style style:name="co10" style:family="table-column">
      <style:table-column-properties fo:break-before="auto" style:column-width="2.692cm"/>
    </style:style>
    <style:style style:name="ro5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1.316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0.088cm solid #000000" style:direction="ltr" fo:border-right="none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5" style:family="table-cell" style:parent-style-name="Default" style:data-style-name="N10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6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11" style:family="table-cell" style:parent-style-name="Default">
      <style:table-cell-properties style:diagonal-bl-tr="none" style:diagonal-tl-br="none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fo:background-color="transparent" fo:border="0.002cm solid #000000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3" style:family="table-cell" style:parent-style-name="Default">
      <style:table-cell-properties fo:border="0.002cm solid #000000"/>
      <style:text-properties fo:font-size="8pt" style:font-size-asian="8pt" style:font-size-complex="8pt"/>
    </style:style>
    <style:style style:name="ce1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19" style:family="table-cell" style:parent-style-name="Default">
      <style:table-cell-properties fo:border="none"/>
      <style:text-properties style:font-name="Arial CE" fo:font-size="8pt" style:font-size-asian="8pt" style:font-name-complex="Arial CE" style:font-size-complex="8pt"/>
    </style:style>
    <style:style style:name="ce2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1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E" fo:font-size="9pt" fo:font-style="normal" fo:text-shadow="none" style:text-underline-style="none" fo:font-weight="normal" style:font-size-asian="9pt" style:font-style-asian="normal" style:font-weight-asian="normal" style:font-name-complex="Arial CE" style:font-size-complex="9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0.088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5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6" style:family="table-cell" style:parent-style-name="Default" style:data-style-name="N108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27" style:family="table-cell" style:parent-style-name="Default" style:data-style-name="N108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2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32" style:family="table-cell" style:parent-style-name="Default" style:data-style-name="N140">
      <style:table-cell-properties style:glyph-orientation-vertical="0" fo:background-color="#ffcc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3" style:family="table-cell" style:parent-style-name="Default" style:data-style-name="N140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34" style:family="table-cell" style:parent-style-name="Default" style:data-style-name="N14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5" style:family="table-cell" style:parent-style-name="Default" style:data-style-name="N140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36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name-complex="Arial CE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2" style:family="table-cell" style:parent-style-name="Default">
      <style:table-cell-properties style:diagonal-bl-tr="none" style:diagonal-tl-br="none" style:text-align-source="fix" style:repeat-content="false" fo:border="none"/>
      <style:paragraph-properties fo:text-align="center" fo:margin-left="0cm"/>
      <style:text-properties style:use-window-font-color="true" style:text-outline="false" style:text-line-through-style="none" style:font-name="Arial CE" fo:font-size="8pt" fo:font-style="normal" fo:text-shadow="none" style:text-underline-style="none" fo:font-weight="normal" style:font-size-asian="8pt" style:font-style-asian="normal" style:font-weight-asian="normal" style:font-name-complex="Arial CE" style:font-size-complex="8pt" style:font-style-complex="normal" style:font-weight-complex="normal"/>
    </style:style>
    <style:style style:name="ce43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  <style:text-properties fo:color="#ffffcc" fo:font-size="8pt" style:font-size-asian="8pt" style:font-size-complex="8pt"/>
    </style:style>
    <style:style style:name="ce44" style:family="table-cell" style:parent-style-name="Default" style:data-style-name="N108">
      <style:table-cell-properties fo:background-color="#ffffcc" style:text-align-source="fix" style:repeat-content="false" fo:border="0.002cm solid #000000"/>
      <style:paragraph-properties fo:text-align="center" fo:margin-left="0cm"/>
      <style:text-properties fo:font-size="8pt" style:font-size-asian="8pt" style:font-size-complex="8pt"/>
    </style:style>
    <style:style style:name="ce45" style:family="table-cell" style:parent-style-name="Default" style:data-style-name="N108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7" style:family="table-cell" style:parent-style-name="Default">
      <style:table-cell-properties fo:background-color="#ffffcc" fo:border="0.002cm solid #000000"/>
      <style:text-properties fo:color="#ffffcc" fo:font-size="8pt" style:font-size-asian="8pt" style:font-size-complex="8pt"/>
    </style:style>
    <style:style style:name="ce48" style:family="table-cell" style:parent-style-name="Default" style:data-style-name="N108">
      <style:table-cell-properties fo:border="0.002cm solid #000000"/>
      <style:text-properties fo:font-size="8pt" style:font-size-asian="8pt" style:font-size-complex="8pt"/>
    </style:style>
    <style:style style:name="ce49" style:family="table-cell" style:parent-style-name="Default" style:data-style-name="N108">
      <style:table-cell-properties fo:background-color="#ffffcc" fo:border="0.002cm solid #000000"/>
      <style:text-properties fo:font-size="8pt" style:font-size-asian="8pt" style:font-size-complex="8pt"/>
    </style:style>
    <style:style style:name="ce50" style:family="table-cell" style:parent-style-name="Default" style:data-style-name="N108">
      <style:table-cell-properties fo:border="none"/>
      <style:text-properties fo:font-size="8pt" style:font-size-asian="8pt" style:font-size-complex="8pt"/>
    </style:style>
    <style:style style:name="ce51" style:family="table-cell" style:parent-style-name="Default">
      <style:table-cell-properties fo:border="none"/>
    </style:style>
    <style:style style:name="ce52" style:family="table-cell" style:parent-style-name="Default" style:data-style-name="N4">
      <style:table-cell-properties style:glyph-orientation-vertical="0" fo:border-bottom="0.088cm solid #000000" fo:background-color="#c0c0c0" style:diagonal-bl-tr="none" style:diagonal-tl-br="none" style:text-align-source="fix" style:repeat-content="false" fo:wrap-option="wrap" fo:border-left="none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3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cc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4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5" style:family="table-cell" style:parent-style-name="Default" style:data-style-name="N108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6" style:family="table-cell" style:parent-style-name="Default" style:data-style-name="N108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8pt" fo:font-style="normal" fo:text-shadow="none" style:text-underline-style="none" fo:font-weight="bold" style:font-size-asian="8pt" style:font-style-asian="normal" style:font-weight-asian="bold" style:font-name-complex="Arial CE" style:font-size-complex="8pt" style:font-style-complex="normal" style:font-weight-complex="bold"/>
    </style:style>
    <style:style style:name="ce5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ce58" style:family="table-cell" style:parent-style-name="Default" style:data-style-name="N4">
      <style:table-cell-properties style:glyph-orientation-vertical="0" fo:background-color="#c0c0c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 CE" fo:font-size="11pt" fo:font-style="normal" fo:text-shadow="none" style:text-underline-style="none" fo:font-weight="bold" style:font-size-asian="11pt" style:font-style-asian="normal" style:font-weight-asian="bold" style:font-name-complex="Arial CE" style:font-size-complex="11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Arkusz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ce22"/>
        <table:table-column table:style-name="co7" table:default-cell-style-name="Default"/>
        <table:table-column table:style-name="co8" table:default-cell-style-name="Default"/>
        <table:table-column table:style-name="co9" table:default-cell-style-name="ce22"/>
        <table:table-column table:style-name="co10" table:visibility="collapse" table:default-cell-style-name="Default"/>
        <table:table-column table:style-name="co9" table:default-cell-style-name="ce22"/>
        <table:table-row table:style-name="ro2" table:number-rows-repeated="6">
          <table:table-cell table:number-columns-repeated="9"/>
        </table:table-row>
        <table:table-row table:style-name="ro3">
          <table:table-cell table:style-name="ce1" office:value-type="string">
            <text:p>l.p.</text:p>
          </table:table-cell>
          <table:table-cell table:style-name="ce10" office:value-type="string">
            <text:p>nr katalogowy</text:p>
          </table:table-cell>
          <table:table-cell table:style-name="ce10" office:value-type="string">
            <text:p>nazwa asortymentu</text:p>
          </table:table-cell>
          <table:table-cell table:style-name="ce23" office:value-type="string">
            <text:p>cena jednostkowa netto</text:p>
          </table:table-cell>
          <table:table-cell table:style-name="ce23" office:value-type="string">
            <text:p>ILOŚĆ ZAMAWIANA</text:p>
          </table:table-cell>
          <table:table-cell table:style-name="ce10" office:value-type="string">
            <text:p>Jednostka opakowania </text:p>
          </table:table-cell>
          <table:table-cell table:style-name="ce10" office:value-type="string">
            <text:p>Cena za opakowanie zbiorcze </text:p>
          </table:table-cell>
          <table:table-cell table:style-name="ce10"/>
          <table:table-cell table:style-name="ce52" office:value-type="string">
            <text:p>wartość netto </text:p>
          </table:table-cell>
        </table:table-row>
        <table:table-row table:style-name="ro4">
          <table:table-cell table:style-name="ce2" table:number-columns-repeated="2"/>
          <table:table-cell table:style-name="ce2" office:value-type="string">
            <text:p>Papier toaletowy</text:p>
          </table:table-cell>
          <table:table-cell table:style-name="ce24" table:number-columns-repeated="2"/>
          <table:table-cell table:style-name="ce39"/>
          <table:table-cell table:style-name="ce43"/>
          <table:table-cell table:style-name="ce47"/>
          <table:table-cell table:style-name="ce53"/>
        </table:table-row>
        <table:table-row table:style-name="ro2">
          <table:table-cell table:style-name="ce3" office:value-type="string">
            <text:p>1.</text:p>
          </table:table-cell>
          <table:table-cell table:style-name="ce11" office:value-type="string">
            <text:p>PT10</text:p>
          </table:table-cell>
          <table:table-cell table:style-name="ce17" office:value-type="string">
            <text:p>Papier toaletowy jumbo biały 2-warst./ średnica <text:span text:style-name="T1">23 cm.</text:span></text:p>
          </table:table-cell>
          <table:table-cell table:style-name="ce25" office:value-type="currency" office:currency="PLN" office:value="6.2">
            <text:p>6,20 zł</text:p>
          </table:table-cell>
          <table:table-cell table:style-name="ce32" office:value-type="float" office:value="7">
            <text:p>7</text:p>
          </table:table-cell>
          <table:table-cell table:style-name="ce40" office:value-type="string">
            <text:p>Karton -6 szt</text:p>
          </table:table-cell>
          <table:table-cell table:style-name="ce27" table:formula="of:=[.D9]*6" office:value-type="currency" office:currency="PLN" office:value="37.2">
            <text:p>37,20 zł</text:p>
          </table:table-cell>
          <table:table-cell table:style-name="ce48"/>
          <table:table-cell table:style-name="ce54" table:formula="of:=[.D9]*[.E9]" office:value-type="currency" office:currency="PLN" office:value="43.4">
            <text:p>43,40 zł</text:p>
          </table:table-cell>
        </table:table-row>
        <table:table-row table:style-name="ro2">
          <table:table-cell table:style-name="ce4" office:value-type="string">
            <text:p>2.</text:p>
          </table:table-cell>
          <table:table-cell table:style-name="ce11" office:value-type="string">
            <text:p>M11</text:p>
          </table:table-cell>
          <table:table-cell table:style-name="ce18" office:value-type="string">
            <text:p>Papier toaletowy mini jumbo 2 warstwy – biały / średnica <text:span text:style-name="T1">19 cm</text:span></text:p>
          </table:table-cell>
          <table:table-cell table:style-name="ce25" office:value-type="currency" office:currency="PLN" office:value="3.2">
            <text:p>3,20 zł</text:p>
          </table:table-cell>
          <table:table-cell table:style-name="ce32" office:value-type="float" office:value="7">
            <text:p>7</text:p>
          </table:table-cell>
          <table:table-cell table:style-name="ce40" office:value-type="string">
            <text:p>Karton -12 szt</text:p>
          </table:table-cell>
          <table:table-cell table:style-name="ce27" table:formula="of:=[.D10]*12" office:value-type="currency" office:currency="PLN" office:value="38.4">
            <text:p>38,40 zł</text:p>
          </table:table-cell>
          <table:table-cell table:style-name="ce48"/>
          <table:table-cell table:style-name="ce54" table:formula="of:=[.D10]*[.E10]" office:value-type="currency" office:currency="PLN" office:value="22.4">
            <text:p>22,40 zł</text:p>
          </table:table-cell>
        </table:table-row>
        <table:table-row table:style-name="ro2">
          <table:table-cell table:style-name="ce4" office:value-type="string">
            <text:p>3.</text:p>
          </table:table-cell>
          <table:table-cell table:style-name="ce11"/>
          <table:table-cell table:style-name="ce17" office:value-type="string">
            <text:p>Papier toaletowy mini jumbo szary średnica <text:span text:style-name="T1">19 cm</text:span></text:p>
          </table:table-cell>
          <table:table-cell table:style-name="ce25" office:value-type="currency" office:currency="PLN" office:value="1.2">
            <text:p>1,20 zł</text:p>
          </table:table-cell>
          <table:table-cell table:style-name="ce32" office:value-type="float" office:value="7">
            <text:p>7</text:p>
          </table:table-cell>
          <table:table-cell table:style-name="ce40" office:value-type="string">
            <text:p>Karton -12 szt</text:p>
          </table:table-cell>
          <table:table-cell table:style-name="ce27" table:formula="of:=[.D11]*12" office:value-type="currency" office:currency="PLN" office:value="14.4">
            <text:p>14,40 zł</text:p>
          </table:table-cell>
          <table:table-cell table:style-name="ce48"/>
          <table:table-cell table:style-name="ce54" table:formula="of:=[.D11]*[.E11]" office:value-type="currency" office:currency="PLN" office:value="8.4">
            <text:p>8,40 zł</text:p>
          </table:table-cell>
        </table:table-row>
        <table:table-row table:style-name="ro2">
          <table:table-cell table:style-name="ce4" office:value-type="string">
            <text:p>4.</text:p>
          </table:table-cell>
          <table:table-cell table:style-name="ce11"/>
          <table:table-cell table:style-name="ce17" office:value-type="string">
            <text:p>Papier toaletowy mała rolka szary średnica <text:span text:style-name="T1">9 cm</text:span></text:p>
          </table:table-cell>
          <table:table-cell table:style-name="ce25" office:value-type="currency" office:currency="PLN" office:value="0.26">
            <text:p>0,26 zł</text:p>
          </table:table-cell>
          <table:table-cell table:style-name="ce32"/>
          <table:table-cell table:style-name="ce40" office:value-type="string">
            <text:p>Karton -6 szt</text:p>
          </table:table-cell>
          <table:table-cell table:style-name="ce27" table:formula="of:=[.D12]*6" office:value-type="currency" office:currency="PLN" office:value="1.56">
            <text:p>1,56 zł</text:p>
          </table:table-cell>
          <table:table-cell table:style-name="ce48"/>
          <table:table-cell table:style-name="ce54" table:formula="of:=[.D12]*[.E12]" office:value-type="currency" office:currency="PLN" office:value="0">
            <text:p>0,00 zł</text:p>
          </table:table-cell>
        </table:table-row>
        <table:table-row table:style-name="ro6">
          <table:table-cell table:style-name="ce5"/>
          <table:table-cell table:style-name="ce2"/>
          <table:table-cell table:style-name="ce2" office:value-type="string">
            <text:p>Ręczniki papierowe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5.</text:p>
          </table:table-cell>
          <table:table-cell table:style-name="ce11" office:value-type="string">
            <text:p>M9</text:p>
          </table:table-cell>
          <table:table-cell table:style-name="ce17" office:value-type="string">
            <text:p>Ręcznik w roli centr. Dozowania 275mb biały</text:p>
          </table:table-cell>
          <table:table-cell table:style-name="ce25" office:value-type="currency" office:currency="PLN" office:value="15.79">
            <text:p>15,79 zł</text:p>
          </table:table-cell>
          <table:table-cell table:style-name="ce32"/>
          <table:table-cell table:style-name="ce40" office:value-type="string">
            <text:p>Karton -6 szt</text:p>
          </table:table-cell>
          <table:table-cell table:style-name="ce27" table:formula="of:=[.D14]*6" office:value-type="currency" office:currency="PLN" office:value="94.74">
            <text:p>94,74 zł</text:p>
          </table:table-cell>
          <table:table-cell table:style-name="ce48"/>
          <table:table-cell table:style-name="ce54" table:formula="of:=[.D14]*[.E1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6.</text:p>
          </table:table-cell>
          <table:table-cell table:style-name="ce11" office:value-type="string">
            <text:p>PR30</text:p>
          </table:table-cell>
          <table:table-cell table:style-name="ce17" office:value-type="string">
            <text:p>Ręcznik z-z op. 4000 szt. szary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2"/>
          <table:table-cell table:style-name="ce40" office:value-type="string">
            <text:p>Karton -1 szt</text:p>
          </table:table-cell>
          <table:table-cell table:style-name="ce27" table:formula="of:=[.D15]*1" office:value-type="currency" office:currency="PLN" office:value="26">
            <text:p>26,00 zł</text:p>
          </table:table-cell>
          <table:table-cell table:style-name="ce48"/>
          <table:table-cell table:style-name="ce54" table:formula="of:=[.D15]*[.E1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7.</text:p>
          </table:table-cell>
          <table:table-cell table:style-name="ce11"/>
          <table:table-cell table:style-name="ce17" office:value-type="string">
            <text:p>Ręcznik w roli centralnego dozowania szary średnica 19 cm</text:p>
          </table:table-cell>
          <table:table-cell table:style-name="ce25" office:value-type="currency" office:currency="PLN" office:value="5.9">
            <text:p>5,90 zł</text:p>
          </table:table-cell>
          <table:table-cell table:style-name="ce32" office:value-type="float" office:value="6">
            <text:p>6</text:p>
          </table:table-cell>
          <table:table-cell table:style-name="ce40" office:value-type="string">
            <text:p>Karton -6 szt</text:p>
          </table:table-cell>
          <table:table-cell table:style-name="ce27" table:formula="of:=[.D16]*6" office:value-type="currency" office:currency="PLN" office:value="35.4">
            <text:p>35,40 zł</text:p>
          </table:table-cell>
          <table:table-cell table:style-name="ce48"/>
          <table:table-cell table:style-name="ce54" table:formula="of:=[.D16]*[.E16]" office:value-type="currency" office:currency="PLN" office:value="35.4">
            <text:p>35,40 zł</text:p>
          </table:table-cell>
        </table:table-row>
        <table:table-row table:style-name="ro2">
          <table:table-cell table:style-name="ce4" office:value-type="string">
            <text:p>8.</text:p>
          </table:table-cell>
          <table:table-cell table:style-name="ce11"/>
          <table:table-cell table:style-name="ce17" office:value-type="string">
            <text:p>Ręcznik w roli centralnego dozowania szary średnica 14 cm</text:p>
          </table:table-cell>
          <table:table-cell table:style-name="ce25" office:value-type="currency" office:currency="PLN" office:value="2.15">
            <text:p>2,15 zł</text:p>
          </table:table-cell>
          <table:table-cell table:style-name="ce32"/>
          <table:table-cell table:style-name="ce40" office:value-type="string">
            <text:p>Karton -12 szt</text:p>
          </table:table-cell>
          <table:table-cell table:style-name="ce27" table:formula="of:=[.D17]*12" office:value-type="currency" office:currency="PLN" office:value="25.8">
            <text:p>25,80 zł</text:p>
          </table:table-cell>
          <table:table-cell table:style-name="ce48"/>
          <table:table-cell table:style-name="ce54" table:formula="of:=[.D17]*[.E17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Mydło 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9.</text:p>
          </table:table-cell>
          <table:table-cell table:style-name="ce12" office:value-type="string">
            <text:p>MY</text:p>
          </table:table-cell>
          <table:table-cell table:style-name="ce18" office:value-type="string">
            <text:p>Mydło w płynie op.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2" office:value-type="float" office:value="6">
            <text:p>6</text:p>
          </table:table-cell>
          <table:table-cell table:style-name="ce40" office:value-type="string">
            <text:p>Kanister – 1 szt</text:p>
          </table:table-cell>
          <table:table-cell table:style-name="ce27" table:formula="of:=[.D19]*1" office:value-type="currency" office:currency="PLN" office:value="6.5">
            <text:p>6,50 zł</text:p>
          </table:table-cell>
          <table:table-cell table:style-name="ce48"/>
          <table:table-cell table:style-name="ce54" table:formula="of:=[.D19]*[.E19]" office:value-type="currency" office:currency="PLN" office:value="39">
            <text:p>39,00 zł</text:p>
          </table:table-cell>
        </table:table-row>
        <table:table-row table:style-name="ro2">
          <table:table-cell table:style-name="ce4" office:value-type="string">
            <text:p>10.</text:p>
          </table:table-cell>
          <table:table-cell table:style-name="ce12"/>
          <table:table-cell table:style-name="ce17" office:value-type="string">
            <text:p>Mydło dezynfekujące Gojo 1250ml (do dozowników dotykowych)</text:p>
          </table:table-cell>
          <table:table-cell table:style-name="ce25" office:value-type="currency" office:currency="PLN" office:value="55">
            <text:p>55,00 zł</text:p>
          </table:table-cell>
          <table:table-cell table:style-name="ce32"/>
          <table:table-cell table:style-name="ce40"/>
          <table:table-cell table:style-name="ce27"/>
          <table:table-cell table:style-name="ce48"/>
          <table:table-cell table:style-name="ce54"/>
        </table:table-row>
        <table:table-row table:style-name="ro2">
          <table:table-cell table:style-name="ce4" office:value-type="string">
            <text:p>11.</text:p>
          </table:table-cell>
          <table:table-cell table:style-name="ce11"/>
          <table:table-cell table:style-name="ce17" office:value-type="string">
            <text:p>Mydło dezynfekujące Gojo 1200ml (do dozowników bezdotykowych)</text:p>
          </table:table-cell>
          <table:table-cell table:style-name="ce25" office:value-type="currency" office:currency="PLN" office:value="65">
            <text:p>65,00 zł</text:p>
          </table:table-cell>
          <table:table-cell table:style-name="ce32" office:value-type="float" office:value="6">
            <text:p>6</text:p>
          </table:table-cell>
          <table:table-cell table:style-name="ce40" office:value-type="string">
            <text:p>opakowanie- 1szt</text:p>
          </table:table-cell>
          <table:table-cell table:style-name="ce27" table:formula="of:=[.D21]*1" office:value-type="currency" office:currency="PLN" office:value="65">
            <text:p>65,00 zł</text:p>
          </table:table-cell>
          <table:table-cell table:style-name="ce48"/>
          <table:table-cell table:style-name="ce54" table:formula="of:=[.D21]*[.E21]" office:value-type="currency" office:currency="PLN" office:value="390">
            <text:p>39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i dezynfekcji powierzchn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12.</text:p>
          </table:table-cell>
          <table:table-cell table:style-name="ce11" office:value-type="string">
            <text:p>DOZ 3</text:p>
          </table:table-cell>
          <table:table-cell table:style-name="ce18" office:value-type="string">
            <text:p>Holchem terminol po. 10l dezynfekcja i mycie powierzchni</text:p>
          </table:table-cell>
          <table:table-cell table:style-name="ce25" office:value-type="currency" office:currency="PLN" office:value="254">
            <text:p>254,00 zł</text:p>
          </table:table-cell>
          <table:table-cell table:style-name="ce32" office:value-type="float" office:value="6">
            <text:p>6</text:p>
          </table:table-cell>
          <table:table-cell table:style-name="ce40" office:value-type="string">
            <text:p>Kanister – 1 szt</text:p>
          </table:table-cell>
          <table:table-cell table:style-name="ce27" table:formula="of:=[.D23]*1" office:value-type="currency" office:currency="PLN" office:value="254">
            <text:p>254,00 zł</text:p>
          </table:table-cell>
          <table:table-cell table:style-name="ce48"/>
          <table:table-cell table:style-name="ce54" table:formula="of:=[.D23]*[.E23]" office:value-type="currency" office:currency="PLN" office:value="1524">
            <text:p>1 524,00 zł</text:p>
          </table:table-cell>
        </table:table-row>
        <table:table-row table:style-name="ro2" table:visibility="collapse">
          <table:table-cell table:style-name="ce4" office:value-type="string">
            <text:p>5.</text:p>
          </table:table-cell>
          <table:table-cell table:style-name="ce11" office:value-type="string">
            <text:p>DOZ 1</text:p>
          </table:table-cell>
          <table:table-cell table:style-name="ce18" office:value-type="string">
            <text:p>Suma Multi D2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24]*1" office:value-type="currency" office:currency="PLN" office:value="456">
            <text:p>456,00 zł</text:p>
          </table:table-cell>
          <table:table-cell table:style-name="ce48"/>
          <table:table-cell table:style-name="ce54" table:formula="of:=[.D24]*[.E24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szybkiej dezynfekcji powierzchn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13.</text:p>
          </table:table-cell>
          <table:table-cell table:style-name="ce11"/>
          <table:table-cell table:style-name="ce18" office:value-type="string">
            <text:p>germex spray 500 ml</text:p>
          </table:table-cell>
          <table:table-cell table:style-name="ce25" office:value-type="currency" office:currency="PLN" office:value="26">
            <text:p>26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26]*1" office:value-type="currency" office:currency="PLN" office:value="26">
            <text:p>26,00 zł</text:p>
          </table:table-cell>
          <table:table-cell table:style-name="ce48"/>
          <table:table-cell table:style-name="ce54" table:formula="of:=[.D26]*[.E26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do mycia powierzchn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6">
          <table:table-cell table:style-name="ce4" office:value-type="string">
            <text:p>14.</text:p>
          </table:table-cell>
          <table:table-cell table:style-name="ce11"/>
          <table:table-cell table:style-name="ce18" office:value-type="string">
            <text:p>Alcodor 5l (do mycia szkła, luster, tworzywa, wszystkich pow. wodoodp.</text:p>
          </table:table-cell>
          <table:table-cell table:style-name="ce25" office:value-type="currency" office:currency="PLN" office:value="75">
            <text:p>75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28]*1" office:value-type="currency" office:currency="PLN" office:value="75">
            <text:p>75,00 zł</text:p>
          </table:table-cell>
          <table:table-cell table:style-name="ce48"/>
          <table:table-cell table:style-name="ce54" table:formula="of:=[.D28]*[.E2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5.</text:p>
          </table:table-cell>
          <table:table-cell table:style-name="ce11" office:value-type="string">
            <text:p>DDEZ</text:p>
          </table:table-cell>
          <table:table-cell table:style-name="ce18" office:value-type="string">
            <text:p>Deo-dezinfect op.1l</text:p>
          </table:table-cell>
          <table:table-cell table:style-name="ce25" office:value-type="currency" office:currency="PLN" office:value="24">
            <text:p>24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29]*1" office:value-type="currency" office:currency="PLN" office:value="24">
            <text:p>24,00 zł</text:p>
          </table:table-cell>
          <table:table-cell table:style-name="ce48"/>
          <table:table-cell table:style-name="ce54" table:formula="of:=[.D29]*[.E2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 office:value-type="string">
            <text:p>6.</text:p>
          </table:table-cell>
          <table:table-cell table:style-name="ce11" office:value-type="string">
            <text:p>DOZ 2</text:p>
          </table:table-cell>
          <table:table-cell table:style-name="ce18" office:value-type="string">
            <text:p>Suma Multi D4 op. 20l</text:p>
          </table:table-cell>
          <table:table-cell table:style-name="ce25" office:value-type="currency" office:currency="PLN" office:value="456">
            <text:p>456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0]*1" office:value-type="currency" office:currency="PLN" office:value="456">
            <text:p>456,00 zł</text:p>
          </table:table-cell>
          <table:table-cell table:style-name="ce48"/>
          <table:table-cell table:style-name="ce54" table:formula="of:=[.D30]*[.E3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6.</text:p>
          </table:table-cell>
          <table:table-cell table:style-name="ce11"/>
          <table:table-cell table:style-name="ce18" office:value-type="string">
            <text:p>Holchem M1 op. 20l <text:s/>preparat do mycia, usuwa tłuszcze</text:p>
          </table:table-cell>
          <table:table-cell table:style-name="ce25" office:value-type="currency" office:currency="PLN" office:value="396">
            <text:p>396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1]*1" office:value-type="currency" office:currency="PLN" office:value="396">
            <text:p>396,00 zł</text:p>
          </table:table-cell>
          <table:table-cell table:style-name="ce48"/>
          <table:table-cell table:style-name="ce54" table:formula="of:=[.D31]*[.E3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40"/>
          <table:table-cell table:style-name="ce27" table:formula="of:=[.D32]*1" office:value-type="currency" office:currency="PLN" office:value="0">
            <text:p>0,00 zł</text:p>
          </table:table-cell>
          <table:table-cell table:style-name="ce48"/>
          <table:table-cell table:style-name="ce54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Odświeżacze powietrza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17.</text:p>
          </table:table-cell>
          <table:table-cell table:style-name="ce11" office:value-type="string">
            <text:p>LIBRA</text:p>
          </table:table-cell>
          <table:table-cell table:style-name="ce18" office:value-type="string">
            <text:p>Zapach Libra op.5l.</text:p>
          </table:table-cell>
          <table:table-cell table:style-name="ce25" office:value-type="currency" office:currency="PLN" office:value="98">
            <text:p>98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34]*1" office:value-type="currency" office:currency="PLN" office:value="98">
            <text:p>98,00 zł</text:p>
          </table:table-cell>
          <table:table-cell table:style-name="ce48"/>
          <table:table-cell table:style-name="ce54" table:formula="of:=[.D34]*[.E34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lemo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5]*1" office:value-type="currency" office:currency="PLN" office:value="270">
            <text:p>270,00 zł</text:p>
          </table:table-cell>
          <table:table-cell table:style-name="ce48"/>
          <table:table-cell table:style-name="ce54" table:formula="of:=[.D35]*[.E3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8.</text:p>
          </table:table-cell>
          <table:table-cell table:style-name="ce11"/>
          <table:table-cell table:style-name="ce18" office:value-type="string">
            <text:p>Zapach Airodor lemo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36]*1" office:value-type="currency" office:currency="PLN" office:value="29">
            <text:p>29,00 zł</text:p>
          </table:table-cell>
          <table:table-cell table:style-name="ce48"/>
          <table:table-cell table:style-name="ce54" table:formula="of:=[.D36]*[.E36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ocean 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7]*1" office:value-type="currency" office:currency="PLN" office:value="270">
            <text:p>270,00 zł</text:p>
          </table:table-cell>
          <table:table-cell table:style-name="ce48"/>
          <table:table-cell table:style-name="ce54" table:formula="of:=[.D37]*[.E3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19.</text:p>
          </table:table-cell>
          <table:table-cell table:style-name="ce11"/>
          <table:table-cell table:style-name="ce18" office:value-type="string">
            <text:p>Zapach Airodor ocean 1l</text:p>
          </table:table-cell>
          <table:table-cell table:style-name="ce25" office:value-type="currency" office:currency="PLN" office:value="29">
            <text:p>29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38]*1" office:value-type="currency" office:currency="PLN" office:value="29">
            <text:p>29,00 zł</text:p>
          </table:table-cell>
          <table:table-cell table:style-name="ce48"/>
          <table:table-cell table:style-name="ce54" table:formula="of:=[.D38]*[.E38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10l</text:p>
          </table:table-cell>
          <table:table-cell table:style-name="ce25" office:value-type="currency" office:currency="PLN" office:value="270">
            <text:p>270,0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39]*1" office:value-type="currency" office:currency="PLN" office:value="270">
            <text:p>270,00 zł</text:p>
          </table:table-cell>
          <table:table-cell table:style-name="ce48"/>
          <table:table-cell table:style-name="ce54" table:formula="of:=[.D39]*[.E39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Airodor Fresh 1l</text:p>
          </table:table-cell>
          <table:table-cell table:style-name="ce25" office:value-type="currency" office:currency="PLN" office:value="28">
            <text:p>28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40]*1" office:value-type="currency" office:currency="PLN" office:value="28">
            <text:p>28,00 zł</text:p>
          </table:table-cell>
          <table:table-cell table:style-name="ce48"/>
          <table:table-cell table:style-name="ce54" table:formula="of:=[.D40]*[.E4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0</text:p>
          </table:table-cell>
          <table:table-cell table:style-name="ce11"/>
          <table:table-cell table:style-name="ce18" office:value-type="string">
            <text:p>odświerzacz powietrza spray Brezco</text:p>
          </table:table-cell>
          <table:table-cell table:style-name="ce25" office:value-type="currency" office:currency="PLN" office:value="4">
            <text:p>4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41]*1" office:value-type="currency" office:currency="PLN" office:value="4">
            <text:p>4,00 zł</text:p>
          </table:table-cell>
          <table:table-cell table:style-name="ce48"/>
          <table:table-cell table:style-name="ce54" table:formula="of:=[.D41]*[.E41]" office:value-type="currency" office:currency="PLN" office:value="0">
            <text:p>0,00 zł</text:p>
          </table:table-cell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Dozowniki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21.</text:p>
          </table:table-cell>
          <table:table-cell table:style-name="ce11" office:value-type="string">
            <text:p>TORK</text:p>
          </table:table-cell>
          <table:table-cell table:style-name="ce18" office:value-type="string">
            <text:p>Podajnik Z-Z TORK</text:p>
          </table:table-cell>
          <table:table-cell table:style-name="ce25" office:value-type="currency" office:currency="PLN" office:value="68">
            <text:p>68,0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43]*1" office:value-type="currency" office:currency="PLN" office:value="68">
            <text:p>68,00 zł</text:p>
          </table:table-cell>
          <table:table-cell table:style-name="ce48"/>
          <table:table-cell table:style-name="ce54" table:formula="of:=[.D43]*[.E4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2.</text:p>
          </table:table-cell>
          <table:table-cell table:style-name="ce11" office:value-type="string">
            <text:p>GOJO</text:p>
          </table:table-cell>
          <table:table-cell table:style-name="ce18" office:value-type="string">
            <text:p>Stelaż Podajnika GOJO</text:p>
          </table:table-cell>
          <table:table-cell table:style-name="ce25" office:value-type="currency" office:currency="PLN" office:value="50">
            <text:p>50,0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44]*1" office:value-type="currency" office:currency="PLN" office:value="50">
            <text:p>50,00 zł</text:p>
          </table:table-cell>
          <table:table-cell table:style-name="ce48"/>
          <table:table-cell table:style-name="ce54" table:formula="of:=[.D44]*[.E44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3.</text:p>
          </table:table-cell>
          <table:table-cell table:style-name="ce13"/>
          <table:table-cell table:style-name="ce13" office:value-type="string">
            <text:p>Dozownik automatyczny/bezdotykowy GOJO</text:p>
          </table:table-cell>
          <table:table-cell table:style-name="ce25" office:value-type="currency" office:currency="PLN" office:value="25">
            <text:p>25,0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45]*1" office:value-type="currency" office:currency="PLN" office:value="25">
            <text:p>25,00 zł</text:p>
          </table:table-cell>
          <table:table-cell table:style-name="ce48"/>
          <table:table-cell table:style-name="ce54" table:formula="of:=[.D45]*[.E45]" office:value-type="currency" office:currency="PLN" office:value="0">
            <text:p>0,00 zł</text:p>
          </table:table-cell>
        </table:table-row>
        <table:table-row table:style-name="ro2" table:visibility="collapse" table:number-rows-repeated="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1"/>
          <table:table-cell table:style-name="ce27"/>
          <table:table-cell table:style-name="ce48"/>
          <table:table-cell table:style-name="ce54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Preparaty specjalistyczne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1"/>
          <table:table-cell table:style-name="ce27"/>
          <table:table-cell table:style-name="ce48"/>
          <table:table-cell table:style-name="ce54"/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szkła VITREX</text:p>
          </table:table-cell>
          <table:table-cell table:style-name="ce25" office:value-type="currency" office:currency="PLN" office:value="10.5">
            <text:p>10,5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0]*1" office:value-type="currency" office:currency="PLN" office:value="10.5">
            <text:p>10,50 zł</text:p>
          </table:table-cell>
          <table:table-cell table:style-name="ce48"/>
          <table:table-cell table:style-name="ce54" table:formula="of:=[.D50]*[.E5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8" office:value-type="string">
            <text:p>Preparat do mycia i konserwacji stali nierdzewnej -INOXOL</text:p>
          </table:table-cell>
          <table:table-cell table:style-name="ce25" office:value-type="currency" office:currency="PLN" office:value="32">
            <text:p>32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1]*1" office:value-type="currency" office:currency="PLN" office:value="32">
            <text:p>32,00 zł</text:p>
          </table:table-cell>
          <table:table-cell table:style-name="ce48"/>
          <table:table-cell table:style-name="ce54" table:formula="of:=[.D51]*[.E5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usuwania przypalonych zabrudzeń <text:s/>- Grillnet extra</text:p>
          </table:table-cell>
          <table:table-cell table:style-name="ce25" office:value-type="currency" office:currency="PLN" office:value="17">
            <text:p>17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2]*1" office:value-type="currency" office:currency="PLN" office:value="17">
            <text:p>17,00 zł</text:p>
          </table:table-cell>
          <table:table-cell table:style-name="ce48"/>
          <table:table-cell table:style-name="ce54" table:formula="of:=[.D52]*[.E52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6"/>
          <table:table-cell table:style-name="ce13"/>
          <table:table-cell table:style-name="ce13" office:value-type="string">
            <text:p>Preparat do ręcznego mycia naczyń Econom 1l </text:p>
          </table:table-cell>
          <table:table-cell table:style-name="ce25" office:value-type="currency" office:currency="PLN" office:value="12">
            <text:p>12,00 zł</text:p>
          </table:table-cell>
          <table:table-cell table:style-name="ce32"/>
          <table:table-cell table:style-name="ce40" office:value-type="string">
            <text:p>Butelka – 1szt</text:p>
          </table:table-cell>
          <table:table-cell table:style-name="ce27" table:formula="of:=[.D53]*1" office:value-type="currency" office:currency="PLN" office:value="12">
            <text:p>12,00 zł</text:p>
          </table:table-cell>
          <table:table-cell table:style-name="ce48"/>
          <table:table-cell table:style-name="ce54" table:formula="of:=[.D53]*[.E53]" office:value-type="currency" office:currency="PLN" office:value="0">
            <text:p>0,00 zł</text:p>
          </table:table-cell>
        </table:table-row>
        <table:table-row table:style-name="ro2">
          <table:table-cell table:style-name="ce6" office:value-type="string">
            <text:p>24.</text:p>
          </table:table-cell>
          <table:table-cell table:style-name="ce13"/>
          <table:table-cell table:style-name="ce13" office:value-type="string">
            <text:p>Preparat do ręcznego mycia naczyń Kubuś 5l</text:p>
          </table:table-cell>
          <table:table-cell table:style-name="ce25" office:value-type="currency" office:currency="PLN" office:value="6.5">
            <text:p>6,50 zł</text:p>
          </table:table-cell>
          <table:table-cell table:style-name="ce32"/>
          <table:table-cell table:style-name="ce40" office:value-type="string">
            <text:p>Kanister – 1 szt</text:p>
          </table:table-cell>
          <table:table-cell table:style-name="ce27" table:formula="of:=[.D54]*1" office:value-type="currency" office:currency="PLN" office:value="6.5">
            <text:p>6,50 zł</text:p>
          </table:table-cell>
          <table:table-cell table:style-name="ce48"/>
          <table:table-cell table:style-name="ce54" table:formula="of:=[.D54]*[.E54]" office:value-type="currency" office:currency="PLN" office:value="0">
            <text:p>0,00 zł</text:p>
          </table:table-cell>
        </table:table-row>
        <table:table-row table:style-name="ro2" table:visibility="collapse" table:number-rows-repeated="22">
          <table:table-cell table:style-name="ce6"/>
          <table:table-cell table:style-name="ce13" table:number-columns-repeated="2"/>
          <table:table-cell table:style-name="ce25"/>
          <table:table-cell table:style-name="ce34"/>
          <table:table-cell table:style-name="ce41"/>
          <table:table-cell table:style-name="ce27"/>
          <table:table-cell table:style-name="ce48"/>
          <table:table-cell table:style-name="ce54"/>
        </table:table-row>
        <table:table-row table:style-name="ro2" table:visibility="collapse">
          <table:table-cell table:style-name="ce6"/>
          <table:table-cell table:style-name="ce13" table:number-columns-repeated="2"/>
          <table:table-cell table:style-name="ce27"/>
          <table:table-cell table:style-name="ce35"/>
          <table:table-cell table:style-name="ce41"/>
          <table:table-cell table:style-name="ce27"/>
          <table:table-cell table:style-name="ce48"/>
          <table:table-cell table:style-name="ce27"/>
        </table:table-row>
        <table:table-row table:style-name="ro2">
          <table:table-cell table:style-name="ce5"/>
          <table:table-cell table:style-name="ce2"/>
          <table:table-cell table:style-name="ce2" office:value-type="string">
            <text:p>art. uzupełniające</text:p>
          </table:table-cell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4" office:value-type="string">
            <text:p>25.</text:p>
          </table:table-cell>
          <table:table-cell table:style-name="ce11"/>
          <table:table-cell table:style-name="ce18" office:value-type="string">
            <text:p>rękawice foliowe (100)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79]*1" office:value-type="currency" office:currency="PLN" office:value="2.5">
            <text:p>2,50 zł</text:p>
          </table:table-cell>
          <table:table-cell table:style-name="ce48"/>
          <table:table-cell table:style-name="ce54" table:formula="of:=[.D79]*[.E7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6.</text:p>
          </table:table-cell>
          <table:table-cell table:style-name="ce11"/>
          <table:table-cell table:style-name="ce18" office:value-type="string">
            <text:p>rękawice lateksowe (100) S,M,L</text:p>
          </table:table-cell>
          <table:table-cell table:style-name="ce25" office:value-type="currency" office:currency="PLN" office:value="12.5">
            <text:p>12,5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80]*1" office:value-type="currency" office:currency="PLN" office:value="12.5">
            <text:p>12,50 zł</text:p>
          </table:table-cell>
          <table:table-cell table:style-name="ce48"/>
          <table:table-cell table:style-name="ce54" table:formula="of:=[.D80]*[.E80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 office:value-type="string">
            <text:p>rękawice nitrylowe (100) S,M,L</text:p>
          </table:table-cell>
          <table:table-cell table:style-name="ce25" office:value-type="currency" office:currency="PLN" office:value="13.2">
            <text:p>13,2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81]*1" office:value-type="currency" office:currency="PLN" office:value="13.2">
            <text:p>13,20 zł</text:p>
          </table:table-cell>
          <table:table-cell table:style-name="ce48"/>
          <table:table-cell table:style-name="ce54" table:formula="of:=[.D81]*[.E81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7.</text:p>
          </table:table-cell>
          <table:table-cell table:style-name="ce11"/>
          <table:table-cell table:style-name="ce18" office:value-type="string">
            <text:p>rękawice winylowe (100) S,M,L</text:p>
          </table:table-cell>
          <table:table-cell table:style-name="ce25" office:value-type="currency" office:currency="PLN" office:value="11.8">
            <text:p>11,80 zł</text:p>
          </table:table-cell>
          <table:table-cell table:style-name="ce32"/>
          <table:table-cell table:style-name="ce40" office:value-type="string">
            <text:p>opakowanie- 1szt</text:p>
          </table:table-cell>
          <table:table-cell table:style-name="ce27" table:formula="of:=[.D82]*1" office:value-type="currency" office:currency="PLN" office:value="11.8">
            <text:p>11,80 zł</text:p>
          </table:table-cell>
          <table:table-cell table:style-name="ce48"/>
          <table:table-cell table:style-name="ce54" table:formula="of:=[.D82]*[.E82]" office:value-type="currency" office:currency="PLN" office:value="0">
            <text:p>0,00 zł</text:p>
          </table:table-cell>
        </table:table-row>
        <table:table-row table:style-name="ro2">
          <table:table-cell table:style-name="ce4"/>
          <table:table-cell table:style-name="ce11"/>
          <table:table-cell table:style-name="ce18" office:value-type="string">
            <text:p>ścierka z wypustkami lateksowymi - zielona</text:p>
          </table:table-cell>
          <table:table-cell table:style-name="ce25" office:value-type="currency" office:currency="PLN" office:value="2.5">
            <text:p>2,5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3]*1" office:value-type="currency" office:currency="PLN" office:value="2.5">
            <text:p>2,50 zł</text:p>
          </table:table-cell>
          <table:table-cell table:style-name="ce48"/>
          <table:table-cell table:style-name="ce54" table:formula="of:=[.D83]*[.E83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8.</text:p>
          </table:table-cell>
          <table:table-cell table:style-name="ce11"/>
          <table:table-cell table:style-name="ce18" office:value-type="string">
            <text:p>ścierka z włókniny czerw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4]*1" office:value-type="currency" office:currency="PLN" office:value="0.4">
            <text:p>0,40 zł</text:p>
          </table:table-cell>
          <table:table-cell table:style-name="ce48"/>
          <table:table-cell table:style-name="ce54" table:formula="of:=[.D84]*[.E84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29.</text:p>
          </table:table-cell>
          <table:table-cell table:style-name="ce11"/>
          <table:table-cell table:style-name="ce18" office:value-type="string">
            <text:p>ścierka z włókniny niebiesk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5]*1" office:value-type="currency" office:currency="PLN" office:value="0.4">
            <text:p>0,40 zł</text:p>
          </table:table-cell>
          <table:table-cell table:style-name="ce48"/>
          <table:table-cell table:style-name="ce54" table:formula="of:=[.D85]*[.E85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0.</text:p>
          </table:table-cell>
          <table:table-cell table:style-name="ce11"/>
          <table:table-cell table:style-name="ce18" office:value-type="string">
            <text:p>ścierka z włókniny zielon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6]*1" office:value-type="currency" office:currency="PLN" office:value="0.4">
            <text:p>0,40 zł</text:p>
          </table:table-cell>
          <table:table-cell table:style-name="ce48"/>
          <table:table-cell table:style-name="ce54" table:formula="of:=[.D86]*[.E86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1.</text:p>
          </table:table-cell>
          <table:table-cell table:style-name="ce11"/>
          <table:table-cell table:style-name="ce18" office:value-type="string">
            <text:p>ścierka z włókniny żółta</text:p>
          </table:table-cell>
          <table:table-cell table:style-name="ce25" office:value-type="currency" office:currency="PLN" office:value="0.4">
            <text:p>0,4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7]*1" office:value-type="currency" office:currency="PLN" office:value="0.4">
            <text:p>0,40 zł</text:p>
          </table:table-cell>
          <table:table-cell table:style-name="ce48"/>
          <table:table-cell table:style-name="ce54" table:formula="of:=[.D87]*[.E87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2.</text:p>
          </table:table-cell>
          <table:table-cell table:style-name="ce11"/>
          <table:table-cell table:style-name="ce18" office:value-type="string">
            <text:p>ścierka z mikrofazy czerw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8]*1" office:value-type="currency" office:currency="PLN" office:value="4.1">
            <text:p>4,10 zł</text:p>
          </table:table-cell>
          <table:table-cell table:style-name="ce48"/>
          <table:table-cell table:style-name="ce54" table:formula="of:=[.D88]*[.E88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3.</text:p>
          </table:table-cell>
          <table:table-cell table:style-name="ce11"/>
          <table:table-cell table:style-name="ce18" office:value-type="string">
            <text:p>ścierka z mikrofazy niebiesk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89]*1" office:value-type="currency" office:currency="PLN" office:value="4.1">
            <text:p>4,10 zł</text:p>
          </table:table-cell>
          <table:table-cell table:style-name="ce48"/>
          <table:table-cell table:style-name="ce54" table:formula="of:=[.D89]*[.E89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4.</text:p>
          </table:table-cell>
          <table:table-cell table:style-name="ce11"/>
          <table:table-cell table:style-name="ce18" office:value-type="string">
            <text:p>ścierka z mikrofazy zielon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90]*1" office:value-type="currency" office:currency="PLN" office:value="4.1">
            <text:p>4,10 zł</text:p>
          </table:table-cell>
          <table:table-cell table:style-name="ce48"/>
          <table:table-cell table:style-name="ce54" table:formula="of:=[.D90]*[.E90]" office:value-type="currency" office:currency="PLN" office:value="0">
            <text:p>0,00 zł</text:p>
          </table:table-cell>
        </table:table-row>
        <table:table-row table:style-name="ro2">
          <table:table-cell table:style-name="ce4" office:value-type="string">
            <text:p>35.</text:p>
          </table:table-cell>
          <table:table-cell table:style-name="ce11"/>
          <table:table-cell table:style-name="ce18" office:value-type="string">
            <text:p>ścierka z mikrofazy żółta 3M</text:p>
          </table:table-cell>
          <table:table-cell table:style-name="ce25" office:value-type="currency" office:currency="PLN" office:value="4.1">
            <text:p>4,10 zł</text:p>
          </table:table-cell>
          <table:table-cell table:style-name="ce32"/>
          <table:table-cell table:style-name="ce40" office:value-type="string">
            <text:p>1 szt</text:p>
          </table:table-cell>
          <table:table-cell table:style-name="ce27" table:formula="of:=[.D91]*1" office:value-type="currency" office:currency="PLN" office:value="4.1">
            <text:p>4,10 zł</text:p>
          </table:table-cell>
          <table:table-cell table:style-name="ce48"/>
          <table:table-cell table:style-name="ce54" table:formula="of:=[.D91]*[.E91]" office:value-type="currency" office:currency="PLN" office:value="0">
            <text:p>0,00 zł</text:p>
          </table:table-cell>
        </table:table-row>
        <table:table-row table:style-name="ro2" table:visibility="collapse">
          <table:table-cell table:style-name="ce4"/>
          <table:table-cell table:style-name="ce11"/>
          <table:table-cell table:style-name="ce18"/>
          <table:table-cell table:style-name="ce25"/>
          <table:table-cell table:style-name="ce34"/>
          <table:table-cell table:style-name="ce40"/>
          <table:table-cell table:style-name="ce27" table:formula="of:=[.D92]*1" office:value-type="currency" office:currency="PLN" office:value="0">
            <text:p>0,00 zł</text:p>
          </table:table-cell>
          <table:table-cell table:style-name="ce48"/>
          <table:table-cell table:style-name="ce54"/>
        </table:table-row>
        <table:table-row table:style-name="ro2" table:visibility="collapse">
          <table:table-cell table:style-name="ce4"/>
          <table:table-cell table:style-name="ce11"/>
          <table:table-cell table:style-name="ce13"/>
          <table:table-cell table:style-name="ce25"/>
          <table:table-cell table:style-name="ce34"/>
          <table:table-cell table:style-name="ce40"/>
          <table:table-cell table:style-name="ce27" table:formula="of:=[.D93]*1" office:value-type="currency" office:currency="PLN" office:value="0">
            <text:p>0,00 zł</text:p>
          </table:table-cell>
          <table:table-cell table:style-name="ce48"/>
          <table:table-cell table:style-name="ce54"/>
        </table:table-row>
        <table:table-row table:style-name="ro2">
          <table:table-cell table:style-name="ce5"/>
          <table:table-cell table:style-name="ce2" table:number-columns-repeated="2"/>
          <table:table-cell table:style-name="ce26"/>
          <table:table-cell table:style-name="ce33"/>
          <table:table-cell table:style-name="ce2"/>
          <table:table-cell table:style-name="ce44"/>
          <table:table-cell table:style-name="ce49"/>
          <table:table-cell table:style-name="ce26"/>
        </table:table-row>
        <table:table-row table:style-name="ro2">
          <table:table-cell table:style-name="ce7"/>
          <table:table-cell table:style-name="ce14"/>
          <table:table-cell table:style-name="ce19"/>
          <table:table-cell table:style-name="ce28"/>
          <table:table-cell table:style-name="ce36"/>
          <table:table-cell table:style-name="ce42"/>
          <table:table-cell table:style-name="ce45"/>
          <table:table-cell table:style-name="ce50"/>
          <table:table-cell table:style-name="ce55" table:formula="of:=SUM([.I9:.I94])" office:value-type="currency" office:currency="PLN" office:value="2062.6">
            <text:p>2 062,60 zł</text:p>
          </table:table-cell>
        </table:table-row>
        <table:table-row table:style-name="ro2" table:number-rows-repeated="3">
          <table:table-cell table:style-name="ce7"/>
          <table:table-cell table:style-name="ce14"/>
          <table:table-cell table:style-name="ce20"/>
          <table:table-cell table:style-name="ce28"/>
          <table:table-cell table:style-name="ce36"/>
          <table:table-cell table:style-name="ce42"/>
          <table:table-cell table:style-name="ce45"/>
          <table:table-cell table:style-name="ce50"/>
          <table:table-cell table:style-name="ce56"/>
        </table:table-row>
        <table:table-row table:style-name="ro2">
          <table:table-cell table:style-name="ce8"/>
          <table:table-cell table:style-name="ce15"/>
          <table:table-cell table:style-name="ce21"/>
          <table:table-cell table:style-name="ce29"/>
          <table:table-cell table:style-name="ce37"/>
          <table:table-cell table:style-name="ce15"/>
          <table:table-cell table:style-name="ce46"/>
          <table:table-cell table:style-name="ce51"/>
          <table:table-cell table:style-name="ce57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7"/>
          <table:table-cell table:style-name="ce15"/>
          <table:table-cell table:number-columns-repeated="2"/>
          <table:table-cell table:style-name="ce57"/>
        </table:table-row>
        <table:table-row table:style-name="ro2" table:number-rows-repeated="7">
          <table:table-cell table:style-name="ce8"/>
          <table:table-cell table:style-name="ce15"/>
          <table:table-cell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/>
          <table:table-cell table:style-name="ce15"/>
          <table:table-cell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number-rows-repeated="2">
          <table:table-cell table:style-name="ce8"/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0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1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2.</text:p>
          </table:table-cell>
          <table:table-cell table:style-name="ce16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3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4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visibility="collapse" table:number-rows-repeated="3">
          <table:table-cell table:style-name="ce8"/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>
          <table:table-cell table:style-name="ce8" office:value-type="string">
            <text:p>18.</text:p>
          </table:table-cell>
          <table:table-cell table:style-name="ce15"/>
          <table:table-cell table:style-name="ce21"/>
          <table:table-cell table:style-name="ce29"/>
          <table:table-cell table:style-name="ce38"/>
          <table:table-cell table:style-name="ce15"/>
          <table:table-cell table:number-columns-repeated="2"/>
          <table:table-cell table:style-name="ce57"/>
        </table:table-row>
        <table:table-row table:style-name="ro2" table:visibility="collapse">
          <table:table-cell table:style-name="ce8"/>
          <table:table-cell table:style-name="ce16"/>
          <table:table-cell table:style-name="ce21"/>
          <table:table-cell table:style-name="ce30"/>
          <table:table-cell table:style-name="ce15" table:number-columns-repeated="2"/>
          <table:table-cell table:style-name="ce29"/>
          <table:table-cell table:style-name="ce38"/>
          <table:table-cell table:style-name="ce57"/>
        </table:table-row>
        <table:table-row table:style-name="ro2" table:visibility="collapse">
          <table:table-cell table:style-name="ce9" table:number-columns-repeated="2"/>
          <table:table-cell table:style-name="ce9" office:value-type="string">
            <text:p>RAZEM</text:p>
          </table:table-cell>
          <table:table-cell table:style-name="ce31"/>
          <table:table-cell table:style-name="ce9" table:number-columns-repeated="2"/>
          <table:table-cell table:style-name="ce31"/>
          <table:table-cell table:style-name="ce9"/>
          <table:table-cell table:style-name="ce58" table:formula="of:=SUM([.I9:.I126])" office:value-type="float" office:value="0">
            <text:p>Błąd:522</text:p>
          </table:table-cell>
        </table:table-row>
        <table:table-row table:style-name="ro2" table:visibility="collapse">
          <table:table-cell table:number-columns-repeated="9"/>
        </table:table-row>
        <table:table-row table:style-name="ro2" table:number-rows-repeated="65411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Arkusz2" table:style-name="ta1" table:print="false">
        <table:table-column table:style-name="co4" table:default-cell-style-name="Default"/>
        <table:table-row table:style-name="ro5">
          <table:table-cell/>
        </table:table-row>
      </table:table>
      <table:table table:name="Arkusz3" table:style-name="ta1" table:print="false">
        <table:table-column table:style-name="co4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 CE" svg:font-family="'Arial CE'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10P0" style:volatile="true">
      <number:number number:decimal-places="0" number:min-integer-digits="1" number:grouping="true"/>
      <number:text> zł</number:text>
    </number:number-style>
    <number:number-style style:name="N110">
      <number:text>-</number:text>
      <number:number number: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zł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 zł</number:text>
    </number:number-style>
    <number:number-style style:name="N113">
      <number:text>-</number:text>
      <number:number number:decimal-places="2" number:min-integer-digits="1" number:grouping="true"/>
      <number:text> zł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 zł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  </number:text>
    </number:number-style>
    <number:number-style style:name="N122P1" style:volatile="true">
      <number:text>-</number:text>
      <number:number number:decimal-places="0" number:min-integer-digits="1" number:grouping="true"/>
      <number:text>      </number:text>
    </number:number-style>
    <number:number-style style:name="N122P2" style:volatile="true">
      <number:text> -  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 zł </number:text>
    </number:number-style>
    <number:number-style style:name="N126P1" style:volatile="true">
      <number:text>-</number:text>
      <number:number number:decimal-places="0" number:min-integer-digits="1" number:grouping="true"/>
      <number:text> zł </number:text>
    </number:number-style>
    <number:number-style style:name="N126P2" style:volatile="true">
      <number:text> - zł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  </number:text>
    </number:number-style>
    <number:number-style style:name="N130P1" style:volatile="true">
      <number:text>-</number:text>
      <number:number number:decimal-places="2" number:min-integer-digits="1" number:grouping="true"/>
      <number:text>      </number:text>
    </number:number-style>
    <number:number-style style:name="N130P2" style:volatile="true">
      <number:text> -</number:text>
      <number:number number:decimal-places="0" number:min-integer-digits="0"/>
      <number:text>  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 zł </number:text>
    </number:number-style>
    <number:number-style style:name="N134P1" style:volatile="true">
      <number:text>-</number:text>
      <number:number number:decimal-places="2" number:min-integer-digits="1" number:grouping="true"/>
      <number:text> zł </number:text>
    </number:number-style>
    <number:number-style style:name="N134P2" style:volatile="true">
      <number:text> -</number:text>
      <number:number number:decimal-places="0" number:min-integer-digits="0"/>
      <number:text> zł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">
      <number:text>1</number:text>
    </number:number-style>
    <number:number-style style:name="N140">
      <number:number number:decimal-places="0" number:min-integer-digits="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381cm" fo:margin-bottom="0.328cm" fo:margin-left="0.487cm" fo:margin-right="0.543cm" style:writing-mode="lr-tb"/>
      <style:header-style>
        <style:header-footer-properties fo:min-height="0.372cm" fo:margin-left="0cm" fo:margin-right="0cm" fo:margin-bottom="0.25cm"/>
      </style:header-style>
      <style:footer-style>
        <style:header-footer-properties fo:min-height="-0.0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6">26.11.2014</text:date>, <text:time>09:07:28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0-22T13:26:28.76</meta:creation-date>
    <dc:date>2014-11-26T09:07:28.43</dc:date>
    <meta:editing-duration>PT04H41M47S</meta:editing-duration>
    <meta:editing-cycles>20</meta:editing-cycles>
    <meta:generator>OpenOffice.org/3.2$Win32 OpenOffice.org_project/320m18$Build-9502</meta:generator>
    <meta:print-date>2014-10-28T09:29:07.11</meta:print-date>
    <meta:document-statistic meta:table-count="3" meta:cell-count="360" meta:object-count="0"/>
  </office:meta>
</office:document-meta>
</file>